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5">
      <style:text-properties officeooo:rsid="000ceee4" officeooo:paragraph-rsid="000ceee4"/>
    </style:style>
    <style:style style:name="T1" style:family="text">
      <style:text-properties officeooo:rsid="000cee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🧰 Matériel nécessaire pour un rig de minage</text:h>
      <text:h text:style-name="Heading_20_3" text:outline-level="3">1. <text:span text:style-name="Strong_20_Emphasis">Carte(s) Graphique(s) (GPU)</text:span></text:h>
      <text:list text:style-name="L1">
        <text:list-item>
          <text:p text:style-name="P1">Les GPU sont l’élément clé pour le minage.</text:p>
        </text:list-item>
        <text:list-item>
          <text:p text:style-name="P1">Exemples populaires : NVIDIA RTX 3060 Ti, 3070, 3080, 3090 / AMD RX 6600 XT, 6700 XT, 6800.</text:p>
        </text:list-item>
        <text:list-item>
          <text:p text:style-name="P1">Privilégiez un bon rapport <text:span text:style-name="Strong_20_Emphasis">hashrate / consommation électrique</text:span>.</text:p>
        </text:list-item>
      </text:list>
      <text:h text:style-name="Heading_20_3" text:outline-level="3">2. <text:span text:style-name="Strong_20_Emphasis">Carte Mère</text:span></text:h>
      <text:list text:style-name="L2">
        <text:list-item>
          <text:p text:style-name="P2">Doit supporter plusieurs GPU (souvent 4 à 6 ports PCIe ou plus).</text:p>
        </text:list-item>
        <text:list-item>
          <text:p text:style-name="P2">Modèles populaires : ASUS B250 Mining Expert, ASRock H110 Pro BTC+.</text:p>
        </text:list-item>
      </text:list>
      <text:h text:style-name="Heading_20_3" text:outline-level="3">3. <text:span text:style-name="Strong_20_Emphasis">Processeur (CPU)</text:span></text:h>
      <text:list text:style-name="L3">
        <text:list-item>
          <text:p text:style-name="P3">Un processeur de base suffit (ex. Intel Celeron, Pentium G).</text:p>
        </text:list-item>
        <text:list-item>
          <text:p text:style-name="P3">Le minage ne sollicite presque pas le CPU <text:span text:style-name="T1">sauf si vous souhaiter miner avec souvent c’est pas rentable </text:span></text:p>
        </text:list-item>
      </text:list>
      <text:h text:style-name="Heading_20_3" text:outline-level="3">4. <text:span text:style-name="Strong_20_Emphasis">Mémoire RAM</text:span></text:h>
      <text:list text:style-name="L4">
        <text:list-item>
          <text:p text:style-name="P4">4 à 8 Go suffisent pour le minage.</text:p>
        </text:list-item>
        <text:list-item>
          <text:p text:style-name="P4">Type : DDR4 compatible avec la carte mère.</text:p>
        </text:list-item>
      </text:list>
      <text:h text:style-name="Heading_20_3" text:outline-level="3">5. <text:span text:style-name="Strong_20_Emphasis">Alimentation (PSU)</text:span></text:h>
      <text:list text:style-name="L5">
        <text:list-item>
          <text:p text:style-name="P5">Très importante : doit avoir la capacité de fournir assez de puissance pour tous les composants.</text:p>
        </text:list-item>
        <text:list-item>
          <text:p text:style-name="P5">Puissance recommandée : 1000W à 1600W selon le nombre de GPU.</text:p>
        </text:list-item>
        <text:list-item>
          <text:p text:style-name="P19">On utilise aussi des alimentation <text:s/>de serveur pour alimenter des carte graphique si <text:s/>on manque de puissance </text:p>
        </text:list-item>
        <text:list-item>
          <text:p text:style-name="P5">Privilégiez les alimentations <text:span text:style-name="Strong_20_Emphasis">80+ Gold ou Platinum</text:span> pour l’efficacité.</text:p>
        </text:list-item>
      </text:list>
      <text:h text:style-name="Heading_20_3" text:outline-level="3">6. <text:span text:style-name="Strong_20_Emphasis">Disque de stockage (SSD)</text:span></text:h>
      <text:list text:style-name="L6">
        <text:list-item>
          <text:p text:style-name="P6">Un petit SSD de 120 Go suffit (pour le système d’exploitation et le logiciel de minage).</text:p>
        </text:list-item>
        <text:list-item>
          <text:p text:style-name="P6">Plus rapide que les HDD et moins encombrant.</text:p>
        </text:list-item>
      </text:list>
      <text:h text:style-name="Heading_20_3" text:outline-level="3">7. <text:span text:style-name="Strong_20_Emphasis">Risers PCIe</text:span></text:h>
      <text:list text:style-name="L7">
        <text:list-item>
          <text:p text:style-name="P7">Permettent de connecter les cartes graphiques à distance de la carte mère.</text:p>
        </text:list-item>
        <text:list-item>
          <text:p text:style-name="P7">Ils sont indispensables pour <text:span text:style-name="T1">bien espacer les carte graphique </text:span></text:p>
        </text:list-item>
      </text:list>
      <text:h text:style-name="Heading_20_3" text:outline-level="3"><text:soft-page-break/>8. <text:span text:style-name="Strong_20_Emphasis">Châssis / Cadre de rig</text:span></text:h>
      <text:list text:style-name="L8">
        <text:list-item>
          <text:p text:style-name="P8">Structure métallique ou faite maison (bois/alu) pour fixer les composants en aérant bien.</text:p>
        </text:list-item>
      </text:list>
      <text:h text:style-name="Heading_20_3" text:outline-level="3">9. <text:span text:style-name="Strong_20_Emphasis">Ventilation</text:span></text:h>
      <text:list text:style-name="L9">
        <text:list-item>
          <text:p text:style-name="P9">Ajouter des ventilateurs pour maintenir les GPU à température correcte.</text:p>
        </text:list-item>
        <text:list-item>
          <text:p text:style-name="P9">Option : boîtier de type open-air pour la circulation de l’air.</text:p>
        </text:list-item>
      </text:list>
      <text:p text:style-name="Horizontal_20_Line"/>
      <text:h text:style-name="Heading_20_2" text:outline-level="2">🛠️ Étapes de montage</text:h>
      <text:h text:style-name="Heading_20_3" text:outline-level="3">Étape 1 : Préparer le cadre</text:h>
      <text:list text:style-name="L10">
        <text:list-item>
          <text:p text:style-name="P10">Montez le cadre et fixez la carte mère sur le support.</text:p>
        </text:list-item>
        <text:list-item>
          <text:p text:style-name="P10">Assurez-vous que le cadre est stable et bien ventilé.</text:p>
        </text:list-item>
      </text:list>
      <text:h text:style-name="Heading_20_3" text:outline-level="3">Étape 2 : Installer le processeur et la RAM</text:h>
      <text:list text:style-name="L11">
        <text:list-item>
          <text:p text:style-name="P11">Installez le CPU sur la carte mère.</text:p>
        </text:list-item>
        <text:list-item>
          <text:p text:style-name="P11">Ajoutez de la pâte thermique et montez le ventilateur CPU.</text:p>
        </text:list-item>
        <text:list-item>
          <text:p text:style-name="P11">Installez la RAM dans les emplacements prévus.</text:p>
        </text:list-item>
      </text:list>
      <text:h text:style-name="Heading_20_3" text:outline-level="3">Étape 3 : Connecter le SSD</text:h>
      <text:list text:style-name="L12">
        <text:list-item>
          <text:p text:style-name="P12">Branchez le SSD en SATA sur la carte mère.</text:p>
        </text:list-item>
      </text:list>
      <text:h text:style-name="Heading_20_3" text:outline-level="3">Étape 4 : Installer les risers</text:h>
      <text:list text:style-name="L13">
        <text:list-item>
          <text:p text:style-name="P13">Branchez les risers sur les ports PCIe de la carte mère.</text:p>
        </text:list-item>
        <text:list-item>
          <text:p text:style-name="P13">Branchez les cartes graphiques sur les risers.</text:p>
        </text:list-item>
        <text:list-item>
          <text:p text:style-name="P13">Fixez les GPU au cadre.</text:p>
        </text:list-item>
      </text:list>
      <text:h text:style-name="Heading_20_3" text:outline-level="3">Étape 5 : Connecter l’alimentation</text:h>
      <text:list text:style-name="L14">
        <text:list-item>
          <text:p text:style-name="P14">Alimentez la carte mère, les risers et les GPU avec des câbles PCIe.</text:p>
        </text:list-item>
        <text:list-item>
          <text:p text:style-name="P14">Attention à la <text:span text:style-name="Strong_20_Emphasis">puissance totale consommée</text:span> : ne dépassez pas les limites de l’alimentation.</text:p>
        </text:list-item>
      </text:list>
      <text:h text:style-name="Heading_20_3" text:outline-level="3">Étape 6 : Démarrage et installation du système</text:h>
      <text:list text:style-name="L15">
        <text:list-item>
          <text:p text:style-name="P15">Allumez le rig.</text:p>
        </text:list-item>
        <text:list-item>
          <text:p text:style-name="P15">Installez un système d’exploitation : <text:span text:style-name="Strong_20_Emphasis">Windows 10/11</text:span> ou <text:span text:style-name="Strong_20_Emphasis">HiveOS</text:span> (Linux optimisé pour le minage).</text:p>
        </text:list-item>
        <text:list-item>
          <text:p text:style-name="P15">Installez les pilotes GPU (NVIDIA ou AMD).</text:p>
        </text:list-item>
      </text:list>
      <text:p text:style-name="Horizontal_20_Line"/>
      <text:h text:style-name="Heading_20_2" text:outline-level="2"><text:soft-page-break/>💻 Logiciels de minage</text:h>
      <text:h text:style-name="Heading_20_3" text:outline-level="3">Exemples de logiciels :</text:h>
      <text:list text:style-name="L16">
        <text:list-item>
          <text:p text:style-name="P16"><text:span text:style-name="Strong_20_Emphasis">NiceHash</text:span> (débutants) : auto-configuration, facilité.</text:p>
        </text:list-item>
        <text:list-item>
          <text:p text:style-name="P16"><text:span text:style-name="Strong_20_Emphasis">T-Rex</text:span>, <text:span text:style-name="Strong_20_Emphasis">NBMiner</text:span>, <text:span text:style-name="Strong_20_Emphasis">Gminer</text:span>, <text:span text:style-name="Strong_20_Emphasis">TeamRedMiner</text:span> : pour utilisateurs avancés.</text:p>
        </text:list-item>
        <text:list-item>
          <text:p text:style-name="P16">Spécifiez le pool de minage et l’adresse de votre portefeuille.</text:p>
        </text:list-item>
      </text:list>
      <text:p text:style-name="Horizontal_20_Line"/>
      <text:h text:style-name="Heading_20_2" text:outline-level="2">🧠 Optimisation</text:h>
      <text:list text:style-name="L17">
        <text:list-item>
          <text:p text:style-name="P17"><text:span text:style-name="Strong_20_Emphasis">Overclocking</text:span> : ajuster la fréquence mémoire et la tension (via MSI Afterburner ou HiveOS).</text:p>
        </text:list-item>
        <text:list-item>
          <text:p text:style-name="P17"><text:span text:style-name="Strong_20_Emphasis">Undervolting</text:span> : réduit la consommation sans perdre trop de performance.</text:p>
        </text:list-item>
        <text:list-item>
          <text:p text:style-name="P17"><text:span text:style-name="Strong_20_Emphasis">Températures</text:span> : gardez les GPU en dessous de 70-75°C.</text:p>
        </text:list-item>
        <text:list-item>
          <text:p text:style-name="P17"><text:span text:style-name="Strong_20_Emphasis">Monitoring</text:span> : utilisez des logiciels pour surveiller la stabilité.</text:p>
        </text:list-item>
      </text:list>
      <text:p text:style-name="Horizontal_20_Line"/>
      <text:h text:style-name="Heading_20_2" text:outline-level="2">⚠️ Considérations importantes</text:h>
      <text:list text:style-name="L18">
        <text:list-item>
          <text:p text:style-name="P18"><text:span text:style-name="Strong_20_Emphasis">Consommation électrique</text:span> : calculez bien le coût par kWh.</text:p>
        </text:list-item>
        <text:list-item>
          <text:p text:style-name="P18"><text:span text:style-name="Strong_20_Emphasis">Rentabilité</text:span> : dépend du cours des cryptos, du hashrate, des frais de pool, de l’électricité.</text:p>
        </text:list-item>
        <text:list-item>
          <text:p text:style-name="P18"><text:span text:style-name="Strong_20_Emphasis">Bruit et chaleur</text:span> : le rig peut être très bruyant et chauffer fort.</text:p>
        </text:list-item>
        <text:list-item>
          <text:p text:style-name="P18"><text:span text:style-name="Strong_20_Emphasis">Réglementation locale</text:span> : vérifiez si le minage est autorisé dans votre régio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01:17:03.328000000</meta:creation-date>
    <dc:date>2025-05-27T01:20:56.778000000</dc:date>
    <meta:editing-duration>PT3M54S</meta:editing-duration>
    <meta:editing-cycles>1</meta:editing-cycles>
    <meta:generator>LibreOffice/7.6.7.2$Windows_X86_64 LibreOffice_project/dd47e4b30cb7dab30588d6c79c651f218165e3c5</meta:generator>
    <meta:document-statistic meta:table-count="0" meta:image-count="0" meta:object-count="0" meta:page-count="3" meta:paragraph-count="66" meta:word-count="616" meta:character-count="3436" meta:non-whitespace-character-count="2926"/>
  </office:meta>
</office:document-meta>
</file>